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TypeTests.sortBySpecificityRela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ediaTypeTests.sortBySpecificityUnrel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diaTypeTests.sortBySpecific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ediaTypeTests.quality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ediaTypeTests.isConcr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diaTypeTests.specificity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ediaTypeTests.parseMediaTypeIllegal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parseMediaTypeIllegal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parseMediaTypeNo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test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diaTypeTests.parseMediaTypeEmptyParameter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isLessSpecif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diaTypeTests.sortByQualityUnrel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diaTypeTests.pars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diaTypeTests.parseURLConnection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diaTypeTests.sortByQualityRela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ediaTypeTests.parseMediaTypeIllegalQuality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parseMediaTypeIllegalParameter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testWith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diaTypeTests.compareToConsistentWith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diaTypeTests.slashIn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parseMediaTypesWithTrailingCom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diaTypeTests.slashI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compareT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ediaTypeTests.isMoreSpecif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diaTypeTests.parseMediaTypeNoSubtype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getDefaultQuali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parseMediaTypeTyp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parse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diaTypeTests.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diaTypeTests.parseMediaTypeIlleg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parseMediaTypeEmpty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diaTypeTests.compareToCaseSensi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diaTypeTests.parseMediaTypeIllegal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